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40.59pt"/>
    </style:style>
    <style:style style:name="co8" style:family="table-column">
      <style:table-column-properties fo:break-before="auto" style:column-width="41.41pt"/>
    </style:style>
    <style:style style:name="co9" style:family="table-column">
      <style:table-column-properties fo:break-before="auto" style:column-width="43.85pt"/>
    </style:style>
    <style:style style:name="co10" style:family="table-column">
      <style:table-column-properties fo:break-before="auto" style:column-width="48.76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6.18pt" svg:y="143.6pt">
            <draw:object draw:notify-on-update-of-ranges="Sheet1.A2:Sheet1.A2 Sheet1.B2:Sheet1.M2 Sheet1.A3:Sheet1.A3 Sheet1.B3:Sheet1.M3 Sheet1.A4:Sheet1.A4 Sheet1.B4:Sheet1.M4 Sheet1.A5:Sheet1.A5 Sheet1.B5:Sheet1.M5 Sheet1.A6:Sheet1.A6 Sheet1.B6:Sheet1.M6 Sheet1.A7:Sheet1.A7 Sheet1.B7:Sheet1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37.03pt" svg:y="543.63pt">
            <draw:object draw:notify-on-update-of-ranges="Sheet1.A34:Sheet1.A34 Sheet1.B34:Sheet1.M34 Sheet1.A35:Sheet1.A35 Sheet1.B35:Sheet1.M35 Sheet1.A36:Sheet1.A36 Sheet1.B36:Sheet1.M36 Sheet1.A37:Sheet1.A37 Sheet1.B37:Sheet1.M37 Sheet1.A38:Sheet1.A38 Sheet1.B38:Sheet1.M38 Sheet1.A39:Sheet1.A39 Sheet1.B39:Sheet1.M39 Sheet1.A40:Sheet1.A40 Sheet1.B40:Sheet1.M40 Sheet1.A41:Sheet1.A41 Sheet1.B41:Sheet1.M41 Sheet1.A42:Sheet1.A42 Sheet1.B42:Sheet1.M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138.64pt" svg:y="938.83pt">
            <draw:object draw:notify-on-update-of-ranges="Sheet1.A65:Sheet1.A65 Sheet1.B65:Sheet1.M65 Sheet1.A66:Sheet1.A66 Sheet1.B66:Sheet1.M66 Sheet1.A67:Sheet1.A67 Sheet1.B67:Sheet1.M67 Sheet1.A68:Sheet1.A68 Sheet1.B68:Sheet1.M68 Sheet1.A69:Sheet1.A69 Sheet1.B69:Sheet1.M69 Sheet1.A70:Sheet1.A70 Sheet1.B70:Sheet1.M70 Sheet1.A71:Sheet1.A71 Sheet1.B71:Sheet1.M71 Sheet1.A72:Sheet1.A72 Sheet1.B72:Sheet1.M72 Sheet1.A73:Sheet1.A73 Sheet1.B73:Sheet1.M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d(), avg us/op | set siz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5k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50k</text:p>
          </table:table-cell>
          <table:table-cell table:style-name="ce2"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Blitz!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" table:style-name="ce2" office:value-type="float" office:value="231" calcext:value-type="float">
            <text:p>23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PPC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2" table:style-name="ce2" office:value-type="float" office:value="279" calcext:value-type="float">
            <text:p>279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303" calcext:value-type="float">
            <text:p>30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HPPC-RT</text:p>
          </table:table-cell>
          <table:table-cell table:number-columns-repeated="3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astUtil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oloboke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3" table:style-name="ce2" office:value-type="float" office:value="183" calcext:value-type="float">
            <text:p>18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Out of scal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ove</text:p>
          </table:table-cell>
          <table:table-cell office:value-type="float" office:value="253" calcext:value-type="float">
            <text:p>253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553" calcext:value-type="float">
            <text:p>553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11489" calcext:value-type="float">
            <text:p>1148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196" calcext:value-type="float">
            <text:p>196</text:p>
          </table:table-cell>
          <table:table-cell table:style-name="ce2" office:value-type="float" office:value="21100" calcext:value-type="float">
            <text:p>21100</text:p>
          </table:table-cell>
          <table:table-cell table:style-name="ce2" office:value-type="float" office:value="7883" calcext:value-type="float">
            <text:p>788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39183" calcext:value-type="float">
            <text:p>3918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grona</text:p>
          </table:table-cell>
          <table:table-cell office:value-type="float" office:value="4301" calcext:value-type="float">
            <text:p>4301</text:p>
          </table:table-cell>
          <table:table-cell office:value-type="float" office:value="1418" calcext:value-type="float">
            <text:p>1418</text:p>
          </table:table-cell>
          <table:table-cell office:value-type="float" office:value="2726" calcext:value-type="float">
            <text:p>2726</text:p>
          </table:table-cell>
          <table:table-cell office:value-type="float" office:value="5321" calcext:value-type="float">
            <text:p>5321</text:p>
          </table:table-cell>
          <table:table-cell office:value-type="float" office:value="1684" calcext:value-type="float">
            <text:p>1684</text:p>
          </table:table-cell>
          <table:table-cell office:value-type="float" office:value="2769" calcext:value-type="float">
            <text:p>2769</text:p>
          </table:table-cell>
          <table:table-cell office:value-type="float" office:value="1800" calcext:value-type="float">
            <text:p>1800</text:p>
          </table:table-cell>
          <table:table-cell office:value-type="float" office:value="2169" calcext:value-type="float">
            <text:p>2169</text:p>
          </table:table-cell>
          <table:table-cell office:value-type="float" office:value="2581" calcext:value-type="float">
            <text:p>2581</text:p>
          </table:table-cell>
          <table:table-cell table:number-columns-repeated="3" office:value-type="float" office:value="157" calcext:value-type="float">
            <text:p>157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add(), avg us/op | set siz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5k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50k</text:p>
          </table:table-cell>
          <table:table-cell table:style-name="ce2"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Blitz!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rov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PPC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PPC-RT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astUtil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olobok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grona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deep size, b | set siz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5k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50k</text:p>
          </table:table-cell>
          <table:table-cell table:style-name="ce2"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Blitz!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2088" calcext:value-type="float">
            <text:p>2088</text:p>
          </table:table-cell>
          <table:table-cell office:value-type="float" office:value="4136" calcext:value-type="float">
            <text:p>4136</text:p>
          </table:table-cell>
          <table:table-cell office:value-type="float" office:value="8232" calcext:value-type="float">
            <text:p>8232</text:p>
          </table:table-cell>
          <table:table-cell office:value-type="float" office:value="16424" calcext:value-type="float">
            <text:p>16424</text:p>
          </table:table-cell>
          <table:table-cell office:value-type="float" office:value="32808" calcext:value-type="float">
            <text:p>32808</text:p>
          </table:table-cell>
          <table:table-cell office:value-type="float" office:value="65576" calcext:value-type="float">
            <text:p>65576</text:p>
          </table:table-cell>
          <table:table-cell office:value-type="float" office:value="131112" calcext:value-type="float">
            <text:p>131112</text:p>
          </table:table-cell>
          <table:table-cell office:value-type="float" office:value="262184" calcext:value-type="float">
            <text:p>262184</text:p>
          </table:table-cell>
          <table:table-cell office:value-type="float" office:value="524328" calcext:value-type="float">
            <text:p>524328</text:p>
          </table:table-cell>
          <table:table-cell office:value-type="float" office:value="1048616" calcext:value-type="float">
            <text:p>1048616</text:p>
          </table:table-cell>
        </table:table-row>
        <table:table-row table:style-name="ro1">
          <table:table-cell office:value-type="string" calcext:value-type="string">
            <text:p>Trove</text:p>
          </table:table-cell>
          <table:table-cell office:value-type="float" office:value="488" calcext:value-type="float">
            <text:p>488</text:p>
          </table:table-cell>
          <table:table-cell office:value-type="float" office:value="1336" calcext:value-type="float">
            <text:p>1336</text:p>
          </table:table-cell>
          <table:table-cell office:value-type="float" office:value="2592" calcext:value-type="float">
            <text:p>2592</text:p>
          </table:table-cell>
          <table:table-cell office:value-type="float" office:value="4000" calcext:value-type="float">
            <text:p>4000</text:p>
          </table:table-cell>
          <table:table-cell office:value-type="float" office:value="9448" calcext:value-type="float">
            <text:p>9448</text:p>
          </table:table-cell>
          <table:table-cell office:value-type="float" office:value="18832" calcext:value-type="float">
            <text:p>18832</text:p>
          </table:table-cell>
          <table:table-cell office:value-type="float" office:value="37696" calcext:value-type="float">
            <text:p>37696</text:p>
          </table:table-cell>
          <table:table-cell office:value-type="float" office:value="92288" calcext:value-type="float">
            <text:p>92288</text:p>
          </table:table-cell>
          <table:table-cell office:value-type="float" office:value="184664" calcext:value-type="float">
            <text:p>184664</text:p>
          </table:table-cell>
          <table:table-cell office:value-type="float" office:value="369256" calcext:value-type="float">
            <text:p>369256</text:p>
          </table:table-cell>
          <table:table-cell office:value-type="float" office:value="925992" calcext:value-type="float">
            <text:p>925992</text:p>
          </table:table-cell>
          <table:table-cell office:value-type="float" office:value="1851928" calcext:value-type="float">
            <text:p>1851928</text:p>
          </table:table-cell>
        </table:table-row>
        <table:table-row table:style-name="ro1">
          <table:table-cell office:value-type="string" calcext:value-type="string">
            <text:p>HPPC</text:p>
          </table:table-cell>
          <table:table-cell office:value-type="float" office:value="368" calcext:value-type="float">
            <text:p>368</text:p>
          </table:table-cell>
          <table:table-cell office:value-type="float" office:value="1136" calcext:value-type="float">
            <text:p>1136</text:p>
          </table:table-cell>
          <table:table-cell office:value-type="float" office:value="2160" calcext:value-type="float">
            <text:p>2160</text:p>
          </table:table-cell>
          <table:table-cell office:value-type="float" office:value="4208" calcext:value-type="float">
            <text:p>4208</text:p>
          </table:table-cell>
          <table:table-cell office:value-type="float" office:value="8304" calcext:value-type="float">
            <text:p>8304</text:p>
          </table:table-cell>
          <table:table-cell office:value-type="float" office:value="16496" calcext:value-type="float">
            <text:p>16496</text:p>
          </table:table-cell>
          <table:table-cell office:value-type="float" office:value="32880" calcext:value-type="float">
            <text:p>32880</text:p>
          </table:table-cell>
          <table:table-cell office:value-type="float" office:value="65648" calcext:value-type="float">
            <text:p>65648</text:p>
          </table:table-cell>
          <table:table-cell office:value-type="float" office:value="131184" calcext:value-type="float">
            <text:p>131184</text:p>
          </table:table-cell>
          <table:table-cell office:value-type="float" office:value="262256" calcext:value-type="float">
            <text:p>262256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2097264" calcext:value-type="float">
            <text:p>2097264</text:p>
          </table:table-cell>
        </table:table-row>
        <table:table-row table:style-name="ro1">
          <table:table-cell office:value-type="string" calcext:value-type="string">
            <text:p>HPPC-RT</text:p>
          </table:table-cell>
          <table:table-cell office:value-type="float" office:value="736" calcext:value-type="float">
            <text:p>736</text:p>
          </table:table-cell>
          <table:table-cell office:value-type="float" office:value="1504" calcext:value-type="float">
            <text:p>1504</text:p>
          </table:table-cell>
          <table:table-cell office:value-type="float" office:value="2528" calcext:value-type="float">
            <text:p>2528</text:p>
          </table:table-cell>
          <table:table-cell office:value-type="float" office:value="4576" calcext:value-type="float">
            <text:p>4576</text:p>
          </table:table-cell>
          <table:table-cell office:value-type="float" office:value="8672" calcext:value-type="float">
            <text:p>8672</text:p>
          </table:table-cell>
          <table:table-cell office:value-type="float" office:value="16864" calcext:value-type="float">
            <text:p>16864</text:p>
          </table:table-cell>
          <table:table-cell office:value-type="float" office:value="33248" calcext:value-type="float">
            <text:p>33248</text:p>
          </table:table-cell>
          <table:table-cell office:value-type="float" office:value="66016" calcext:value-type="float">
            <text:p>66016</text:p>
          </table:table-cell>
          <table:table-cell office:value-type="float" office:value="131552" calcext:value-type="float">
            <text:p>131552</text:p>
          </table:table-cell>
          <table:table-cell office:value-type="float" office:value="262624" calcext:value-type="float">
            <text:p>262624</text:p>
          </table:table-cell>
          <table:table-cell office:value-type="float" office:value="1049056" calcext:value-type="float">
            <text:p>1049056</text:p>
          </table:table-cell>
          <table:table-cell office:value-type="float" office:value="2097632" calcext:value-type="float">
            <text:p>2097632</text:p>
          </table:table-cell>
        </table:table-row>
        <table:table-row table:style-name="ro1">
          <table:table-cell office:value-type="string" calcext:value-type="string">
            <text:p>FastUtil</text:p>
          </table:table-cell>
          <table:table-cell office:value-type="float" office:value="328" calcext:value-type="float">
            <text:p>328</text:p>
          </table:table-cell>
          <table:table-cell office:value-type="float" office:value="1096" calcext:value-type="float">
            <text:p>1096</text:p>
          </table:table-cell>
          <table:table-cell office:value-type="float" office:value="2120" calcext:value-type="float">
            <text:p>2120</text:p>
          </table:table-cell>
          <table:table-cell office:value-type="float" office:value="4168" calcext:value-type="float">
            <text:p>4168</text:p>
          </table:table-cell>
          <table:table-cell office:value-type="float" office:value="8264" calcext:value-type="float">
            <text:p>8264</text:p>
          </table:table-cell>
          <table:table-cell office:value-type="float" office:value="16456" calcext:value-type="float">
            <text:p>16456</text:p>
          </table:table-cell>
          <table:table-cell office:value-type="float" office:value="32840" calcext:value-type="float">
            <text:p>32840</text:p>
          </table:table-cell>
          <table:table-cell office:value-type="float" office:value="65608" calcext:value-type="float">
            <text:p>65608</text:p>
          </table:table-cell>
          <table:table-cell office:value-type="float" office:value="131144" calcext:value-type="float">
            <text:p>131144</text:p>
          </table:table-cell>
          <table:table-cell office:value-type="float" office:value="262216" calcext:value-type="float">
            <text:p>262216</text:p>
          </table:table-cell>
          <table:table-cell office:value-type="float" office:value="1048648" calcext:value-type="float">
            <text:p>1048648</text:p>
          </table:table-cell>
          <table:table-cell office:value-type="float" office:value="2097224" calcext:value-type="float">
            <text:p>2097224</text:p>
          </table:table-cell>
        </table:table-row>
        <table:table-row table:style-name="ro1">
          <table:table-cell office:value-type="string" calcext:value-type="string">
            <text:p>Koloboke</text:p>
          </table:table-cell>
          <table:table-cell office:value-type="float" office:value="496" calcext:value-type="float">
            <text:p>496</text:p>
          </table:table-cell>
          <table:table-cell office:value-type="float" office:value="1264" calcext:value-type="float">
            <text:p>1264</text:p>
          </table:table-cell>
          <table:table-cell office:value-type="float" office:value="2288" calcext:value-type="float">
            <text:p>2288</text:p>
          </table:table-cell>
          <table:table-cell office:value-type="float" office:value="4336" calcext:value-type="float">
            <text:p>4336</text:p>
          </table:table-cell>
          <table:table-cell office:value-type="float" office:value="8432" calcext:value-type="float">
            <text:p>8432</text:p>
          </table:table-cell>
          <table:table-cell office:value-type="float" office:value="16624" calcext:value-type="float">
            <text:p>16624</text:p>
          </table:table-cell>
          <table:table-cell office:value-type="float" office:value="33008" calcext:value-type="float">
            <text:p>33008</text:p>
          </table:table-cell>
          <table:table-cell office:value-type="float" office:value="65776" calcext:value-type="float">
            <text:p>65776</text:p>
          </table:table-cell>
          <table:table-cell office:value-type="float" office:value="131312" calcext:value-type="float">
            <text:p>131312</text:p>
          </table:table-cell>
          <table:table-cell office:value-type="float" office:value="262384" calcext:value-type="float">
            <text:p>262384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2097392" calcext:value-type="float">
            <text:p>209739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568" calcext:value-type="float">
            <text:p>568</text:p>
          </table:table-cell>
          <table:table-cell office:value-type="float" office:value="1080" calcext:value-type="float">
            <text:p>1080</text:p>
          </table:table-cell>
          <table:table-cell office:value-type="float" office:value="2104" calcext:value-type="float">
            <text:p>2104</text:p>
          </table:table-cell>
          <table:table-cell office:value-type="float" office:value="4152" calcext:value-type="float">
            <text:p>4152</text:p>
          </table:table-cell>
          <table:table-cell office:value-type="float" office:value="8248" calcext:value-type="float">
            <text:p>8248</text:p>
          </table:table-cell>
          <table:table-cell office:value-type="float" office:value="16440" calcext:value-type="float">
            <text:p>16440</text:p>
          </table:table-cell>
          <table:table-cell office:value-type="float" office:value="32824" calcext:value-type="float">
            <text:p>32824</text:p>
          </table:table-cell>
          <table:table-cell office:value-type="float" office:value="131128" calcext:value-type="float">
            <text:p>131128</text:p>
          </table:table-cell>
          <table:table-cell office:value-type="float" office:value="262200" calcext:value-type="float">
            <text:p>262200</text:p>
          </table:table-cell>
          <table:table-cell office:value-type="float" office:value="524344" calcext:value-type="float">
            <text:p>524344</text:p>
          </table:table-cell>
          <table:table-cell office:value-type="float" office:value="1048632" calcext:value-type="float">
            <text:p>1048632</text:p>
          </table:table-cell>
          <table:table-cell office:value-type="float" office:value="2097208" calcext:value-type="float">
            <text:p>2097208</text:p>
          </table:table-cell>
        </table:table-row>
        <table:table-row table:style-name="ro1">
          <table:table-cell office:value-type="string" calcext:value-type="string">
            <text:p>Agrona</text:p>
          </table:table-cell>
          <table:table-cell office:value-type="float" office:value="568" calcext:value-type="float">
            <text:p>568</text:p>
          </table:table-cell>
          <table:table-cell office:value-type="float" office:value="1080" calcext:value-type="float">
            <text:p>1080</text:p>
          </table:table-cell>
          <table:table-cell office:value-type="float" office:value="2104" calcext:value-type="float">
            <text:p>2104</text:p>
          </table:table-cell>
          <table:table-cell office:value-type="float" office:value="4152" calcext:value-type="float">
            <text:p>4152</text:p>
          </table:table-cell>
          <table:table-cell office:value-type="float" office:value="8248" calcext:value-type="float">
            <text:p>8248</text:p>
          </table:table-cell>
          <table:table-cell office:value-type="float" office:value="16440" calcext:value-type="float">
            <text:p>16440</text:p>
          </table:table-cell>
          <table:table-cell office:value-type="float" office:value="32824" calcext:value-type="float">
            <text:p>32824</text:p>
          </table:table-cell>
          <table:table-cell office:value-type="float" office:value="131128" calcext:value-type="float">
            <text:p>131128</text:p>
          </table:table-cell>
          <table:table-cell office:value-type="float" office:value="262200" calcext:value-type="float">
            <text:p>262200</text:p>
          </table:table-cell>
          <table:table-cell office:value-type="float" office:value="524344" calcext:value-type="float">
            <text:p>524344</text:p>
          </table:table-cell>
          <table:table-cell office:value-type="float" office:value="1048632" calcext:value-type="float">
            <text:p>1048632</text:p>
          </table:table-cell>
          <table:table-cell office:value-type="float" office:value="2097208" calcext:value-type="float">
            <text:p>2097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09:47:49.29414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2:34:32.863316457</meta:creation-date>
    <dc:date>2018-05-13T11:05:16.723421102</dc:date>
    <meta:editing-duration>PT57M50S</meta:editing-duration>
    <meta:editing-cycles>13</meta:editing-cycles>
    <meta:generator>LibreOffice/6.0.3.2$Linux_X86_64 LibreOffice_project/00m0$Build-2</meta:generator>
    <meta:document-statistic meta:table-count="1" meta:cell-count="3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099cm" svg:y="8.061cm" style:legend-expansion="wide" chart:style-name="ch2"/>
        <chart:plot-area chart:style-name="ch3" table:cell-range-address="Sheet1.A34:Sheet1.M42" chart:data-source-has-labels="both" svg:x="0.32cm" svg:y="0.18cm" svg:width="15.36cm" svg:height="7.517cm">
          <chartooo:coordinate-region svg:x="0.941cm" svg:y="0.341cm" svg:width="14.367cm" svg:height="6.788cm"/>
          <chart:axis chart:dimension="x" chart:name="primary-x" chart:style-name="ch4" chartooo:axis-type="auto">
            <chartooo:date-scale/>
            <chart:categories table:cell-range-address="Sheet1.B34:Sheet1.M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M35" chart:label-cell-address="Sheet1.A35:Sheet1.A35" chart:class="chart:line">
            <chart:data-point chart:repeated="12"/>
          </chart:series>
          <chart:series chart:style-name="ch7" chart:values-cell-range-address="Sheet1.B36:Sheet1.M36" chart:label-cell-address="Sheet1.A36:Sheet1.A36" chart:class="chart:line">
            <chart:data-point chart:repeated="12"/>
          </chart:series>
          <chart:series chart:style-name="ch8" chart:values-cell-range-address="Sheet1.B37:Sheet1.M37" chart:label-cell-address="Sheet1.A37:Sheet1.A37" chart:class="chart:line">
            <chart:data-point chart:repeated="12"/>
          </chart:series>
          <chart:series chart:style-name="ch9" chart:values-cell-range-address="Sheet1.B38:Sheet1.M38" chart:label-cell-address="Sheet1.A38:Sheet1.A38" chart:class="chart:line">
            <chart:data-point chart:repeated="12"/>
          </chart:series>
          <chart:series chart:style-name="ch10" chart:values-cell-range-address="Sheet1.B39:Sheet1.M39" chart:label-cell-address="Sheet1.A39:Sheet1.A39" chart:class="chart:line">
            <chart:data-point chart:repeated="12"/>
          </chart:series>
          <chart:series chart:style-name="ch11" chart:values-cell-range-address="Sheet1.B40:Sheet1.M40" chart:label-cell-address="Sheet1.A40:Sheet1.A40" chart:class="chart:line">
            <chart:data-point chart:repeated="12"/>
          </chart:series>
          <chart:series chart:style-name="ch12" chart:values-cell-range-address="Sheet1.B41:Sheet1.M41" chart:label-cell-address="Sheet1.A41:Sheet1.A41" chart:class="chart:line">
            <chart:data-point chart:repeated="12"/>
          </chart:series>
          <chart:series chart:style-name="ch13" chart:values-cell-range-address="Sheet1.B42:Sheet1.M42" chart:label-cell-address="Sheet1.A42:Sheet1.A4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34:Sheet1.M3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5k</text:p>
              </table:table-cell>
              <table:table-cell office:value-type="string">
                <text:p>10k</text:p>
              </table:table-cell>
              <table:table-cell office:value-type="string">
                <text:p>20k</text:p>
              </table:table-cell>
              <table:table-cell office:value-type="string">
                <text:p>50k</text:p>
              </table:table-cell>
              <table:table-cell office:value-type="string">
                <text:p>100k</text:p>
              </table:table-cell>
            </table:table-row>
          </table:table-header-rows>
          <table:table-rows>
            <table:table-row>
              <table:table-cell office:value-type="string">
                <text:p>Blitz!</text:p>
                <draw:g>
                  <svg:desc>Sheet1.A35:Sheet1.A35</svg:desc>
                </draw:g>
              </table:table-cell>
              <table:table-cell office:value-type="float" office:value="33">
                <text:p>33</text:p>
                <draw:g>
                  <svg:desc>Sheet1.B35:Sheet1.M35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rove</text:p>
                <draw:g>
                  <svg:desc>Sheet1.A36:Sheet1.A36</svg:desc>
                </draw:g>
              </table:table-cell>
              <table:table-cell office:value-type="float" office:value="45">
                <text:p>45</text:p>
                <draw:g>
                  <svg:desc>Sheet1.B36:Sheet1.M36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HPPC</text:p>
                <draw:g>
                  <svg:desc>Sheet1.A37:Sheet1.A37</svg:desc>
                </draw:g>
              </table:table-cell>
              <table:table-cell office:value-type="float" office:value="37">
                <text:p>37</text:p>
                <draw:g>
                  <svg:desc>Sheet1.B37:Sheet1.M37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PPC-RT</text:p>
                <draw:g>
                  <svg:desc>Sheet1.A38:Sheet1.A38</svg:desc>
                </draw:g>
              </table:table-cell>
              <table:table-cell office:value-type="float" office:value="35">
                <text:p>35</text:p>
                <draw:g>
                  <svg:desc>Sheet1.B38:Sheet1.M38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FastUtil</text:p>
                <draw:g>
                  <svg:desc>Sheet1.A39:Sheet1.A39</svg:desc>
                </draw:g>
              </table:table-cell>
              <table:table-cell office:value-type="float" office:value="35">
                <text:p>35</text:p>
                <draw:g>
                  <svg:desc>Sheet1.B39:Sheet1.M3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Koloboke</text:p>
                <draw:g>
                  <svg:desc>Sheet1.A40:Sheet1.A40</svg:desc>
                </draw:g>
              </table:table-cell>
              <table:table-cell office:value-type="float" office:value="36">
                <text:p>36</text:p>
                <draw:g>
                  <svg:desc>Sheet1.B40:Sheet1.M40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clipse</text:p>
                <draw:g>
                  <svg:desc>Sheet1.A41:Sheet1.A41</svg:desc>
                </draw:g>
              </table:table-cell>
              <table:table-cell office:value-type="float" office:value="33">
                <text:p>33</text:p>
                <draw:g>
                  <svg:desc>Sheet1.B41:Sheet1.M41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grona</text:p>
                <draw:g>
                  <svg:desc>Sheet1.A42:Sheet1.A42</svg:desc>
                </draw:g>
              </table:table-cell>
              <table:table-cell office:value-type="float" office:value="22">
                <text:p>22</text:p>
                <draw:g>
                  <svg:desc>Sheet1.B42:Sheet1.M42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2.774cm" style:legend-expansion="high" chart:style-name="ch2"/>
        <chart:plot-area chart:style-name="ch3" table:cell-range-address="Sheet1.A65:Sheet1.M73" chart:data-source-has-labels="both" svg:x="0.32cm" svg:y="0.18cm" svg:width="12.508cm" svg:height="8.64cm">
          <chartooo:coordinate-region svg:x="1.867cm" svg:y="0.34cm" svg:width="10.589cm" svg:height="7.912cm"/>
          <chart:axis chart:dimension="x" chart:name="primary-x" chart:style-name="ch4" chartooo:axis-type="auto">
            <chartooo:date-scale/>
            <chart:categories table:cell-range-address="Sheet1.B65:Sheet1.M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6:Sheet1.M66" chart:label-cell-address="Sheet1.A66:Sheet1.A66" chart:class="chart:line">
            <chart:data-point chart:repeated="12"/>
          </chart:series>
          <chart:series chart:style-name="ch7" chart:values-cell-range-address="Sheet1.B67:Sheet1.M67" chart:label-cell-address="Sheet1.A67:Sheet1.A67" chart:class="chart:line">
            <chart:data-point chart:repeated="12"/>
          </chart:series>
          <chart:series chart:style-name="ch8" chart:values-cell-range-address="Sheet1.B68:Sheet1.M68" chart:label-cell-address="Sheet1.A68:Sheet1.A68" chart:class="chart:line">
            <chart:data-point chart:repeated="12"/>
          </chart:series>
          <chart:series chart:style-name="ch9" chart:values-cell-range-address="Sheet1.B69:Sheet1.M69" chart:label-cell-address="Sheet1.A69:Sheet1.A69" chart:class="chart:line">
            <chart:data-point chart:repeated="12"/>
          </chart:series>
          <chart:series chart:style-name="ch10" chart:values-cell-range-address="Sheet1.B70:Sheet1.M70" chart:label-cell-address="Sheet1.A70:Sheet1.A70" chart:class="chart:line">
            <chart:data-point chart:repeated="12"/>
          </chart:series>
          <chart:series chart:style-name="ch11" chart:values-cell-range-address="Sheet1.B71:Sheet1.M71" chart:label-cell-address="Sheet1.A71:Sheet1.A71" chart:class="chart:line">
            <chart:data-point chart:repeated="12"/>
          </chart:series>
          <chart:series chart:style-name="ch12" chart:values-cell-range-address="Sheet1.B72:Sheet1.M72" chart:label-cell-address="Sheet1.A72:Sheet1.A72" chart:class="chart:line">
            <chart:data-point chart:repeated="12"/>
          </chart:series>
          <chart:series chart:style-name="ch13" chart:values-cell-range-address="Sheet1.B73:Sheet1.M73" chart:label-cell-address="Sheet1.A73:Sheet1.A7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65:Sheet1.M6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5k</text:p>
              </table:table-cell>
              <table:table-cell office:value-type="string">
                <text:p>10k</text:p>
              </table:table-cell>
              <table:table-cell office:value-type="string">
                <text:p>20k</text:p>
              </table:table-cell>
              <table:table-cell office:value-type="string">
                <text:p>50k</text:p>
              </table:table-cell>
              <table:table-cell office:value-type="string">
                <text:p>100k</text:p>
              </table:table-cell>
            </table:table-row>
          </table:table-header-rows>
          <table:table-rows>
            <table:table-row>
              <table:table-cell office:value-type="string">
                <text:p>Blitz!</text:p>
                <draw:g>
                  <svg:desc>Sheet1.A66:Sheet1.A66</svg:desc>
                </draw:g>
              </table:table-cell>
              <table:table-cell office:value-type="float" office:value="552">
                <text:p>552</text:p>
                <draw:g>
                  <svg:desc>Sheet1.B66:Sheet1.M66</svg:desc>
                </draw:g>
              </table:table-cell>
              <table:table-cell office:value-type="float" office:value="552">
                <text:p>552</text:p>
              </table:table-cell>
              <table:table-cell office:value-type="float" office:value="2088">
                <text:p>2088</text:p>
              </table:table-cell>
              <table:table-cell office:value-type="float" office:value="4136">
                <text:p>4136</text:p>
              </table:table-cell>
              <table:table-cell office:value-type="float" office:value="8232">
                <text:p>8232</text:p>
              </table:table-cell>
              <table:table-cell office:value-type="float" office:value="16424">
                <text:p>16424</text:p>
              </table:table-cell>
              <table:table-cell office:value-type="float" office:value="32808">
                <text:p>32808</text:p>
              </table:table-cell>
              <table:table-cell office:value-type="float" office:value="65576">
                <text:p>65576</text:p>
              </table:table-cell>
              <table:table-cell office:value-type="float" office:value="131112">
                <text:p>131112</text:p>
              </table:table-cell>
              <table:table-cell office:value-type="float" office:value="262184">
                <text:p>262184</text:p>
              </table:table-cell>
              <table:table-cell office:value-type="float" office:value="524328">
                <text:p>524328</text:p>
              </table:table-cell>
              <table:table-cell office:value-type="float" office:value="1048616">
                <text:p>1048616</text:p>
              </table:table-cell>
            </table:table-row>
            <table:table-row>
              <table:table-cell office:value-type="string">
                <text:p>Trove</text:p>
                <draw:g>
                  <svg:desc>Sheet1.A67:Sheet1.A67</svg:desc>
                </draw:g>
              </table:table-cell>
              <table:table-cell office:value-type="float" office:value="488">
                <text:p>488</text:p>
                <draw:g>
                  <svg:desc>Sheet1.B67:Sheet1.M67</svg:desc>
                </draw:g>
              </table:table-cell>
              <table:table-cell office:value-type="float" office:value="1336">
                <text:p>1336</text:p>
              </table:table-cell>
              <table:table-cell office:value-type="float" office:value="2592">
                <text:p>2592</text:p>
              </table:table-cell>
              <table:table-cell office:value-type="float" office:value="4000">
                <text:p>4000</text:p>
              </table:table-cell>
              <table:table-cell office:value-type="float" office:value="9448">
                <text:p>9448</text:p>
              </table:table-cell>
              <table:table-cell office:value-type="float" office:value="18832">
                <text:p>18832</text:p>
              </table:table-cell>
              <table:table-cell office:value-type="float" office:value="37696">
                <text:p>37696</text:p>
              </table:table-cell>
              <table:table-cell office:value-type="float" office:value="92288">
                <text:p>92288</text:p>
              </table:table-cell>
              <table:table-cell office:value-type="float" office:value="184664">
                <text:p>184664</text:p>
              </table:table-cell>
              <table:table-cell office:value-type="float" office:value="369256">
                <text:p>369256</text:p>
              </table:table-cell>
              <table:table-cell office:value-type="float" office:value="925992">
                <text:p>925992</text:p>
              </table:table-cell>
              <table:table-cell office:value-type="float" office:value="1851928">
                <text:p>1851928</text:p>
              </table:table-cell>
            </table:table-row>
            <table:table-row>
              <table:table-cell office:value-type="string">
                <text:p>HPPC</text:p>
                <draw:g>
                  <svg:desc>Sheet1.A68:Sheet1.A68</svg:desc>
                </draw:g>
              </table:table-cell>
              <table:table-cell office:value-type="float" office:value="368">
                <text:p>368</text:p>
                <draw:g>
                  <svg:desc>Sheet1.B68:Sheet1.M68</svg:desc>
                </draw:g>
              </table:table-cell>
              <table:table-cell office:value-type="float" office:value="1136">
                <text:p>1136</text:p>
              </table:table-cell>
              <table:table-cell office:value-type="float" office:value="2160">
                <text:p>2160</text:p>
              </table:table-cell>
              <table:table-cell office:value-type="float" office:value="4208">
                <text:p>4208</text:p>
              </table:table-cell>
              <table:table-cell office:value-type="float" office:value="8304">
                <text:p>8304</text:p>
              </table:table-cell>
              <table:table-cell office:value-type="float" office:value="16496">
                <text:p>16496</text:p>
              </table:table-cell>
              <table:table-cell office:value-type="float" office:value="32880">
                <text:p>32880</text:p>
              </table:table-cell>
              <table:table-cell office:value-type="float" office:value="65648">
                <text:p>65648</text:p>
              </table:table-cell>
              <table:table-cell office:value-type="float" office:value="131184">
                <text:p>131184</text:p>
              </table:table-cell>
              <table:table-cell office:value-type="float" office:value="262256">
                <text:p>262256</text:p>
              </table:table-cell>
              <table:table-cell office:value-type="float" office:value="1048688">
                <text:p>1048688</text:p>
              </table:table-cell>
              <table:table-cell office:value-type="float" office:value="2097264">
                <text:p>2097264</text:p>
              </table:table-cell>
            </table:table-row>
            <table:table-row>
              <table:table-cell office:value-type="string">
                <text:p>HPPC-RT</text:p>
                <draw:g>
                  <svg:desc>Sheet1.A69:Sheet1.A69</svg:desc>
                </draw:g>
              </table:table-cell>
              <table:table-cell office:value-type="float" office:value="736">
                <text:p>736</text:p>
                <draw:g>
                  <svg:desc>Sheet1.B69:Sheet1.M69</svg:desc>
                </draw:g>
              </table:table-cell>
              <table:table-cell office:value-type="float" office:value="1504">
                <text:p>1504</text:p>
              </table:table-cell>
              <table:table-cell office:value-type="float" office:value="2528">
                <text:p>2528</text:p>
              </table:table-cell>
              <table:table-cell office:value-type="float" office:value="4576">
                <text:p>4576</text:p>
              </table:table-cell>
              <table:table-cell office:value-type="float" office:value="8672">
                <text:p>8672</text:p>
              </table:table-cell>
              <table:table-cell office:value-type="float" office:value="16864">
                <text:p>16864</text:p>
              </table:table-cell>
              <table:table-cell office:value-type="float" office:value="33248">
                <text:p>33248</text:p>
              </table:table-cell>
              <table:table-cell office:value-type="float" office:value="66016">
                <text:p>66016</text:p>
              </table:table-cell>
              <table:table-cell office:value-type="float" office:value="131552">
                <text:p>131552</text:p>
              </table:table-cell>
              <table:table-cell office:value-type="float" office:value="262624">
                <text:p>262624</text:p>
              </table:table-cell>
              <table:table-cell office:value-type="float" office:value="1049056">
                <text:p>1049056</text:p>
              </table:table-cell>
              <table:table-cell office:value-type="float" office:value="2097632">
                <text:p>2097632</text:p>
              </table:table-cell>
            </table:table-row>
            <table:table-row>
              <table:table-cell office:value-type="string">
                <text:p>FastUtil</text:p>
                <draw:g>
                  <svg:desc>Sheet1.A70:Sheet1.A70</svg:desc>
                </draw:g>
              </table:table-cell>
              <table:table-cell office:value-type="float" office:value="328">
                <text:p>328</text:p>
                <draw:g>
                  <svg:desc>Sheet1.B70:Sheet1.M70</svg:desc>
                </draw:g>
              </table:table-cell>
              <table:table-cell office:value-type="float" office:value="1096">
                <text:p>1096</text:p>
              </table:table-cell>
              <table:table-cell office:value-type="float" office:value="2120">
                <text:p>2120</text:p>
              </table:table-cell>
              <table:table-cell office:value-type="float" office:value="4168">
                <text:p>4168</text:p>
              </table:table-cell>
              <table:table-cell office:value-type="float" office:value="8264">
                <text:p>8264</text:p>
              </table:table-cell>
              <table:table-cell office:value-type="float" office:value="16456">
                <text:p>16456</text:p>
              </table:table-cell>
              <table:table-cell office:value-type="float" office:value="32840">
                <text:p>32840</text:p>
              </table:table-cell>
              <table:table-cell office:value-type="float" office:value="65608">
                <text:p>65608</text:p>
              </table:table-cell>
              <table:table-cell office:value-type="float" office:value="131144">
                <text:p>131144</text:p>
              </table:table-cell>
              <table:table-cell office:value-type="float" office:value="262216">
                <text:p>262216</text:p>
              </table:table-cell>
              <table:table-cell office:value-type="float" office:value="1048648">
                <text:p>1048648</text:p>
              </table:table-cell>
              <table:table-cell office:value-type="float" office:value="2097224">
                <text:p>2097224</text:p>
              </table:table-cell>
            </table:table-row>
            <table:table-row>
              <table:table-cell office:value-type="string">
                <text:p>Koloboke</text:p>
                <draw:g>
                  <svg:desc>Sheet1.A71:Sheet1.A71</svg:desc>
                </draw:g>
              </table:table-cell>
              <table:table-cell office:value-type="float" office:value="496">
                <text:p>496</text:p>
                <draw:g>
                  <svg:desc>Sheet1.B71:Sheet1.M71</svg:desc>
                </draw:g>
              </table:table-cell>
              <table:table-cell office:value-type="float" office:value="1264">
                <text:p>1264</text:p>
              </table:table-cell>
              <table:table-cell office:value-type="float" office:value="2288">
                <text:p>2288</text:p>
              </table:table-cell>
              <table:table-cell office:value-type="float" office:value="4336">
                <text:p>4336</text:p>
              </table:table-cell>
              <table:table-cell office:value-type="float" office:value="8432">
                <text:p>8432</text:p>
              </table:table-cell>
              <table:table-cell office:value-type="float" office:value="16624">
                <text:p>16624</text:p>
              </table:table-cell>
              <table:table-cell office:value-type="float" office:value="33008">
                <text:p>33008</text:p>
              </table:table-cell>
              <table:table-cell office:value-type="float" office:value="65776">
                <text:p>65776</text:p>
              </table:table-cell>
              <table:table-cell office:value-type="float" office:value="131312">
                <text:p>131312</text:p>
              </table:table-cell>
              <table:table-cell office:value-type="float" office:value="262384">
                <text:p>262384</text:p>
              </table:table-cell>
              <table:table-cell office:value-type="float" office:value="1048816">
                <text:p>1048816</text:p>
              </table:table-cell>
              <table:table-cell office:value-type="float" office:value="2097392">
                <text:p>2097392</text:p>
              </table:table-cell>
            </table:table-row>
            <table:table-row>
              <table:table-cell office:value-type="string">
                <text:p>Eclipse</text:p>
                <draw:g>
                  <svg:desc>Sheet1.A72:Sheet1.A72</svg:desc>
                </draw:g>
              </table:table-cell>
              <table:table-cell office:value-type="float" office:value="568">
                <text:p>568</text:p>
                <draw:g>
                  <svg:desc>Sheet1.B72:Sheet1.M72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2104">
                <text:p>2104</text:p>
              </table:table-cell>
              <table:table-cell office:value-type="float" office:value="4152">
                <text:p>4152</text:p>
              </table:table-cell>
              <table:table-cell office:value-type="float" office:value="8248">
                <text:p>8248</text:p>
              </table:table-cell>
              <table:table-cell office:value-type="float" office:value="16440">
                <text:p>16440</text:p>
              </table:table-cell>
              <table:table-cell office:value-type="float" office:value="32824">
                <text:p>32824</text:p>
              </table:table-cell>
              <table:table-cell office:value-type="float" office:value="131128">
                <text:p>131128</text:p>
              </table:table-cell>
              <table:table-cell office:value-type="float" office:value="262200">
                <text:p>262200</text:p>
              </table:table-cell>
              <table:table-cell office:value-type="float" office:value="524344">
                <text:p>524344</text:p>
              </table:table-cell>
              <table:table-cell office:value-type="float" office:value="1048632">
                <text:p>1048632</text:p>
              </table:table-cell>
              <table:table-cell office:value-type="float" office:value="2097208">
                <text:p>2097208</text:p>
              </table:table-cell>
            </table:table-row>
            <table:table-row>
              <table:table-cell office:value-type="string">
                <text:p>Agrona</text:p>
                <draw:g>
                  <svg:desc>Sheet1.A73:Sheet1.A73</svg:desc>
                </draw:g>
              </table:table-cell>
              <table:table-cell office:value-type="float" office:value="568">
                <text:p>568</text:p>
                <draw:g>
                  <svg:desc>Sheet1.B73:Sheet1.M73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2104">
                <text:p>2104</text:p>
              </table:table-cell>
              <table:table-cell office:value-type="float" office:value="4152">
                <text:p>4152</text:p>
              </table:table-cell>
              <table:table-cell office:value-type="float" office:value="8248">
                <text:p>8248</text:p>
              </table:table-cell>
              <table:table-cell office:value-type="float" office:value="16440">
                <text:p>16440</text:p>
              </table:table-cell>
              <table:table-cell office:value-type="float" office:value="32824">
                <text:p>32824</text:p>
              </table:table-cell>
              <table:table-cell office:value-type="float" office:value="131128">
                <text:p>131128</text:p>
              </table:table-cell>
              <table:table-cell office:value-type="float" office:value="262200">
                <text:p>262200</text:p>
              </table:table-cell>
              <table:table-cell office:value-type="float" office:value="524344">
                <text:p>524344</text:p>
              </table:table-cell>
              <table:table-cell office:value-type="float" office:value="1048632">
                <text:p>1048632</text:p>
              </table:table-cell>
              <table:table-cell office:value-type="float" office:value="2097208">
                <text:p>2097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227cm" svg:y="8.48cm" style:legend-expansion="wide" chart:style-name="ch2"/>
        <chart:plot-area chart:style-name="ch3" table:cell-range-address="Sheet1.A2:Sheet1.M7" chart:data-source-has-labels="both" svg:x="0.32cm" svg:y="0.18cm" svg:width="15.36cm" svg:height="7.936cm">
          <chartooo:coordinate-region svg:x="1.127cm" svg:y="0.34cm" svg:width="14.181cm" svg:height="7.208cm"/>
          <chart:axis chart:dimension="x" chart:name="primary-x" chart:style-name="ch4" chartooo:axis-type="auto">
            <chartooo:date-scale/>
            <chart:categories table:cell-range-address="Sheet1.B2:Sheet1.M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M3" chart:label-cell-address="Sheet1.A3:Sheet1.A3" chart:class="chart:line">
            <chart:data-point chart:repeated="12"/>
          </chart:series>
          <chart:series chart:style-name="ch7" chart:values-cell-range-address="Sheet1.B4:Sheet1.M4" chart:label-cell-address="Sheet1.A4:Sheet1.A4" chart:class="chart:line">
            <chart:data-point chart:repeated="12"/>
          </chart:series>
          <chart:series chart:style-name="ch8" chart:values-cell-range-address="Sheet1.B5:Sheet1.M5" chart:label-cell-address="Sheet1.A5:Sheet1.A5" chart:class="chart:line">
            <chart:data-point chart:repeated="12"/>
          </chart:series>
          <chart:series chart:style-name="ch9" chart:values-cell-range-address="Sheet1.B6:Sheet1.M6" chart:label-cell-address="Sheet1.A6:Sheet1.A6" chart:class="chart:line">
            <chart:data-point chart:repeated="12"/>
          </chart:series>
          <chart:series chart:style-name="ch10" chart:values-cell-range-address="Sheet1.B7:Sheet1.M7" chart:label-cell-address="Sheet1.A7:Sheet1.A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2:Sheet1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5k</text:p>
              </table:table-cell>
              <table:table-cell office:value-type="string">
                <text:p>10k</text:p>
              </table:table-cell>
              <table:table-cell office:value-type="string">
                <text:p>20k</text:p>
              </table:table-cell>
              <table:table-cell office:value-type="string">
                <text:p>50k</text:p>
              </table:table-cell>
              <table:table-cell office:value-type="string">
                <text:p>100k</text:p>
              </table:table-cell>
            </table:table-row>
          </table:table-header-rows>
          <table:table-rows>
            <table:table-row>
              <table:table-cell office:value-type="string">
                <text:p>Blitz!</text:p>
                <draw:g>
                  <svg:desc>Sheet1.A3:Sheet1.A3</svg:desc>
                </draw:g>
              </table:table-cell>
              <table:table-cell office:value-type="float" office:value="228">
                <text:p>228</text:p>
                <draw:g>
                  <svg:desc>Sheet1.B3:Sheet1.M3</svg:desc>
                </draw:g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HPPC</text:p>
                <draw:g>
                  <svg:desc>Sheet1.A4:Sheet1.A4</svg:desc>
                </draw:g>
              </table:table-cell>
              <table:table-cell office:value-type="float" office:value="283">
                <text:p>283</text:p>
                <draw:g>
                  <svg:desc>Sheet1.B4:Sheet1.M4</svg:desc>
                </draw:g>
              </table:table-cell>
              <table:table-cell office:value-type="float" office:value="279">
                <text:p>279</text:p>
              </table:table-cell>
              <table:table-cell office:value-type="float" office:value="271">
                <text:p>271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75">
                <text:p>275</text:p>
              </table:table-cell>
              <table:table-cell office:value-type="float" office:value="283">
                <text:p>283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303">
                <text:p>3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HPPC-RT</text:p>
                <draw:g>
                  <svg:desc>Sheet1.A5:Sheet1.A5</svg:desc>
                </draw:g>
              </table:table-cell>
              <table:table-cell office:value-type="float" office:value="204">
                <text:p>204</text:p>
                <draw:g>
                  <svg:desc>Sheet1.B5:Sheet1.M5</svg:desc>
                </draw:g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FastUtil</text:p>
                <draw:g>
                  <svg:desc>Sheet1.A6:Sheet1.A6</svg:desc>
                </draw:g>
              </table:table-cell>
              <table:table-cell office:value-type="float" office:value="199">
                <text:p>199</text:p>
                <draw:g>
                  <svg:desc>Sheet1.B6:Sheet1.M6</svg:desc>
                </draw:g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Koloboke</text:p>
                <draw:g>
                  <svg:desc>Sheet1.A7:Sheet1.A7</svg:desc>
                </draw:g>
              </table:table-cell>
              <table:table-cell office:value-type="float" office:value="177">
                <text:p>177</text:p>
                <draw:g>
                  <svg:desc>Sheet1.B7:Sheet1.M7</svg:desc>
                </draw:g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